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14.102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302cm"/>
    </style:style>
    <style:style style:name="Tabla3.B" style:family="table-column">
      <style:table-column-properties style:column-width="14.711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Tabla4" style:family="table">
      <style:table-properties style:width="9.858cm" table:align="left"/>
    </style:style>
    <style:style style:name="Tabla4.A" style:family="table-column">
      <style:table-column-properties style:column-width="2.106cm"/>
    </style:style>
    <style:style style:name="Tabla4.B" style:family="table-column">
      <style:table-column-properties style:column-width="1.797cm"/>
    </style:style>
    <style:style style:name="Tabla4.C" style:family="table-column">
      <style:table-column-properties style:column-width="1.963cm"/>
    </style:style>
    <style:style style:name="Tabla4.D" style:family="table-column">
      <style:table-column-properties style:column-width="2.044cm"/>
    </style:style>
    <style:style style:name="Tabla4.E" style:family="table-column">
      <style:table-column-properties style:column-width="1.947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4.2" style:family="table-row">
      <style:table-row-properties fo:background-color="#e7e9eb">
        <style:background-image/>
      </style:table-row-properties>
    </style:style>
    <style:style style:name="Tabla4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4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4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" style:family="table">
      <style:table-properties style:width="9.47cm" table:align="left"/>
    </style:style>
    <style:style style:name="Tabla5.A" style:family="table-column">
      <style:table-column-properties style:column-width="2.106cm"/>
    </style:style>
    <style:style style:name="Tabla5.B" style:family="table-column">
      <style:table-column-properties style:column-width="1.797cm"/>
    </style:style>
    <style:style style:name="Tabla5.C" style:family="table-column">
      <style:table-column-properties style:column-width="1.963cm"/>
    </style:style>
    <style:style style:name="Tabla5.D" style:family="table-column">
      <style:table-column-properties style:column-width="1.774cm"/>
    </style:style>
    <style:style style:name="Tabla5.E" style:family="table-column">
      <style:table-column-properties style:column-width="1.829cm"/>
    </style:style>
    <style:style style:name="Tabla5.1" style:family="table-row">
      <style:table-row-properties fo:background-color="#ffffff">
        <style:background-image/>
      </style:table-row-properties>
    </style:style>
    <style:style style:name="Tabla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5.2" style:family="table-row">
      <style:table-row-properties fo:background-color="#e7e9eb">
        <style:background-image/>
      </style:table-row-properties>
    </style:style>
    <style:style style:name="Tabla5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5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5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5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" style:family="table">
      <style:table-properties style:width="9.47cm" table:align="left"/>
    </style:style>
    <style:style style:name="Tabla6.A" style:family="table-column">
      <style:table-column-properties style:column-width="2.106cm"/>
    </style:style>
    <style:style style:name="Tabla6.B" style:family="table-column">
      <style:table-column-properties style:column-width="1.797cm"/>
    </style:style>
    <style:style style:name="Tabla6.C" style:family="table-column">
      <style:table-column-properties style:column-width="1.963cm"/>
    </style:style>
    <style:style style:name="Tabla6.D" style:family="table-column">
      <style:table-column-properties style:column-width="1.774cm"/>
    </style:style>
    <style:style style:name="Tabla6.E" style:family="table-column">
      <style:table-column-properties style:column-width="1.829cm"/>
    </style:style>
    <style:style style:name="Tabla6.1" style:family="table-row">
      <style:table-row-properties fo:background-color="#ffffff">
        <style:background-image/>
      </style:table-row-properties>
    </style:style>
    <style:style style:name="Tabla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6.2" style:family="table-row">
      <style:table-row-properties fo:background-color="#e7e9eb">
        <style:background-image/>
      </style:table-row-properties>
    </style:style>
    <style:style style:name="Tabla6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6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6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6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" style:family="table">
      <style:table-properties style:width="10.282cm" table:align="left"/>
    </style:style>
    <style:style style:name="Tabla7.A" style:family="table-column">
      <style:table-column-properties style:column-width="2.302cm"/>
    </style:style>
    <style:style style:name="Tabla7.B" style:family="table-column">
      <style:table-column-properties style:column-width="1.782cm"/>
    </style:style>
    <style:style style:name="Tabla7.C" style:family="table-column">
      <style:table-column-properties style:column-width="2.159cm"/>
    </style:style>
    <style:style style:name="Tabla7.D" style:family="table-column">
      <style:table-column-properties style:column-width="2.044cm"/>
    </style:style>
    <style:style style:name="Tabla7.E" style:family="table-column">
      <style:table-column-properties style:column-width="1.995cm"/>
    </style:style>
    <style:style style:name="Tabla7.1" style:family="table-row">
      <style:table-row-properties fo:background-color="#ffffff">
        <style:background-image/>
      </style:table-row-properties>
    </style:style>
    <style:style style:name="Tabla7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7.2" style:family="table-row">
      <style:table-row-properties fo:background-color="#e7e9eb">
        <style:background-image/>
      </style:table-row-properties>
    </style:style>
    <style:style style:name="Tabla7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7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7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8" style:family="table">
      <style:table-properties style:width="10.282cm" table:align="left"/>
    </style:style>
    <style:style style:name="Tabla8.A" style:family="table-column">
      <style:table-column-properties style:column-width="2.302cm"/>
    </style:style>
    <style:style style:name="Tabla8.B" style:family="table-column">
      <style:table-column-properties style:column-width="1.782cm"/>
    </style:style>
    <style:style style:name="Tabla8.C" style:family="table-column">
      <style:table-column-properties style:column-width="2.159cm"/>
    </style:style>
    <style:style style:name="Tabla8.D" style:family="table-column">
      <style:table-column-properties style:column-width="2.044cm"/>
    </style:style>
    <style:style style:name="Tabla8.E" style:family="table-column">
      <style:table-column-properties style:column-width="1.995cm"/>
    </style:style>
    <style:style style:name="Tabla8.1" style:family="table-row">
      <style:table-row-properties fo:background-color="#ffffff">
        <style:background-image/>
      </style:table-row-properties>
    </style:style>
    <style:style style:name="Tabla8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8.2" style:family="table-row">
      <style:table-row-properties fo:background-color="#e7e9eb">
        <style:background-image/>
      </style:table-row-properties>
    </style:style>
    <style:style style:name="Tabla8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8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8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8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8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8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8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8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8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8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113e1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13e1b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13e1b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13e1b" officeooo:paragraph-rsid="00113e1b"/>
    </style:style>
    <style:style style:name="P16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officeooo:paragraph-rsid="00113e1b"/>
    </style:style>
    <style:style style:name="P22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113e1b"/>
    </style:style>
    <style:style style:name="T1" style:family="text">
      <style:text-properties fo:background-color="transparent" loext:char-shading-value="0"/>
    </style:style>
    <style:style style:name="T2" style:family="text">
      <style:text-properties loext:padding="0cm" loext:border="none"/>
    </style:style>
    <style:style style:name="T3" style:family="text">
      <style:text-properties fo:color="#0000cd" loext:opacity="100%"/>
    </style:style>
    <style:style style:name="T4" style:family="text">
      <style:text-properties fo:color="#a52a2a" loext:opacity="100%"/>
    </style:style>
    <style:style style:name="T5" style:family="text">
      <style:text-properties fo:color="#ff0000" loext:opacity="100%"/>
    </style:style>
    <style:style style:name="T6" style:family="text">
      <style:text-properties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7" style:family="text">
      <style:text-properties fo:color="#008000" loext:opacity="100%"/>
    </style:style>
    <style:style style:name="T8" style:family="text">
      <style:text-properties officeooo:rsid="00113e1b"/>
    </style:style>
    <style:style style:name="T9" style:family="text">
      <style:text-properties officeooo:rsid="00113e1b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10" style:family="text">
      <style:text-properties officeooo:rsid="00113e1b" loext:padding="0cm" loext:border="none"/>
    </style:style>
    <style:style style:name="T11" style:family="text">
      <style:text-properties officeooo:rsid="0012bbba"/>
    </style:style>
    <style:style style:name="T12" style:family="text">
      <style:text-properties officeooo:rsid="0012bbba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úsqueda<text:span text:style-name="T8">s</text:span> <text:span text:style-name="T8">en</text:span> array<text:span text:style-name="T8">s</text:span> <text:s/></text:h>
      <text:p text:style-name="P5"><text:s/></text:p>
      <text:h text:style-name="P2" text:outline-level="2"><text:span text:style-name="T8">indexOf</text:span>()</text:h>
      <text:p text:style-name="P5">El método <text:span text:style-name="Source_20_Text"><text:span text:style-name="T2">indexOf() </text:span></text:span>busca en un array el valor de un elemento y devuelve su posición.</text:p>
      <text:p text:style-name="P5"><text:span text:style-name="Strong_20_Emphasis"><text:span text:style-name="T2">Nota:</text:span></text:span><text:span text:style-name="T2"> El primer elemento tiene la posición 0, el segundo elemento tiene la posición 1, y así sucesivamente.</text:span></text:p>
      <text:h text:style-name="P8" text:outline-level="3">Ejemplo</text:h>
      <text:p text:style-name="P9">Busque en un array el elemento "Apple":</text:p>
      <text:p text:style-name="P17"><text:span text:style-name="T3">const</text:span> fruits = [<text:span text:style-name="T4">"Apple"</text:span>, <text:span text:style-name="T4">"Orange"</text:span>, <text:span text:style-name="T4">"Apple"</text:span>, <text:span text:style-name="T4">"Mango"</text:span>];<text:line-break/><text:span text:style-name="T3">let</text:span> position = fruits.indexOf(<text:span text:style-name="T4">"Apple"</text:span>) + <text:span text:style-name="T5">1</text:span>;</text:p>
      <text:p text:style-name="P9"/>
      <text:h text:style-name="P3" text:outline-level="3">Sintaxis</text:h>
      <text:p text:style-name="P4"><text:span text:style-name="T6">array.indexOf(</text:span><text:span text:style-name="Emphasis"><text:span text:style-name="T6">item</text:span></text:span><text:span text:style-name="T6">,</text:span><text:span text:style-name="Emphasis"><text:span text:style-name="T9">comienzo</text:span></text:span><text:span text:style-name="T6">)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span text:style-name="Emphasis">item</text:span></text:p>
          </table:table-cell>
          <table:table-cell table:style-name="Tabla2.A1" office:value-type="string">
            <text:p text:style-name="P15">Requerido. El item a buscar</text:p>
          </table:table-cell>
        </table:table-row>
        <table:table-row table:style-name="Tabla2.2">
          <table:table-cell table:style-name="Tabla2.A1" office:value-type="string">
            <text:p text:style-name="P12"><text:span text:style-name="Emphasis"><text:span text:style-name="T8">comienzo</text:span></text:span></text:p>
          </table:table-cell>
          <table:table-cell table:style-name="Tabla2.A1" office:value-type="string">
            <text:p text:style-name="P11">Op<text:span text:style-name="T8">cional</text:span>. <text:span text:style-name="T8">En donde comienza la búsqueda</text:span>. <text:span text:style-name="T8">Valores negativos comenzarán en la posición dada contando desde en final, y buscando al final</text:span></text:p>
          </table:table-cell>
        </table:table-row>
      </table:table>
      <text:p text:style-name="P5"><text:span text:style-name="Source_20_Text"><text:span text:style-name="T2">Array.indexOf()</text:span></text:span>devuelve -1 si no se encuentra el <text:span text:style-name="T8">item.</text:span></text:p>
      <text:p text:style-name="P5">Si el elemento está presente más de una vez, devuelve la posición de la primera aparición.</text:p>
      <text:p text:style-name="Horizontal_20_Line"/>
      <text:h text:style-name="P2" text:outline-level="2">lastIndexOf()</text:h>
      <text:p text:style-name="P5"><text:span text:style-name="Source_20_Text"><text:span text:style-name="T2">Array.lastIndexOf() </text:span></text:span>es igual que  <text:span text:style-name="Source_20_Text"><text:span text:style-name="T2">Array.indexOf()</text:span></text:span>, pero devuelve la posición de la última aparición del elemento especificado.</text:p>
      <text:h text:style-name="P8" text:outline-level="3">Ejemplo</text:h>
      <text:p text:style-name="P9">Busque en un array el elemento "Apple":</text:p>
      <text:p text:style-name="P17"><text:span text:style-name="T3">const</text:span> fruits = [<text:span text:style-name="T4">"Apple"</text:span>, <text:span text:style-name="T4">"Orange"</text:span>, <text:span text:style-name="T4">"Apple"</text:span>, <text:span text:style-name="T4">"Mango"</text:span>];<text:line-break/><text:span text:style-name="T3">let</text:span> position = fruits.lastIndexOf(<text:span text:style-name="T4">"Apple"</text:span>) + <text:span text:style-name="T5">1</text:span>;</text:p>
      <text:p text:style-name="P9"><text:s/></text:p>
      <text:h text:style-name="P3" text:outline-level="3">Sintaxis</text:h>
      <text:p text:style-name="P4"><text:span text:style-name="T6">array.lastIndexOf(</text:span><text:span text:style-name="Emphasis"><text:span text:style-name="T6">item</text:span></text:span><text:span text:style-name="T6">,</text:span><text:span text:style-name="Emphasis"><text:span text:style-name="T9">comienzo</text:span></text:span><text:span text:style-name="T6">)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"><text:span text:style-name="Emphasis">item</text:span></text:p>
          </table:table-cell>
          <table:table-cell table:style-name="Tabla3.A1" office:value-type="string">
            <text:p text:style-name="P10">R<text:span text:style-name="T8">equerido. El item a buscar</text:span></text:p>
          </table:table-cell>
        </table:table-row>
        <table:table-row table:style-name="Tabla3.2">
          <table:table-cell table:style-name="Tabla3.A1" office:value-type="string">
            <text:p text:style-name="P12"><text:span text:style-name="Emphasis"><text:span text:style-name="T8">comienzo</text:span></text:span></text:p>
          </table:table-cell>
          <table:table-cell table:style-name="Tabla3.A1" office:value-type="string">
            <text:p text:style-name="P11">O<text:span text:style-name="T8">pcional. Donde comienza la búsqueda. Valores negativos comenzarán en la posición </text:span><text:soft-page-break/><text:span text:style-name="T8">dada de conteo desde el final, y buscar</text:span><text:span text:style-name="T11">á</text:span><text:span text:style-name="T8">n al principio</text:span></text:p>
          </table:table-cell>
        </table:table-row>
      </table:table>
      <text:p text:style-name="Horizontal_20_Line"/>
      <text:h text:style-name="P2" text:outline-level="2"><text:span text:style-name="T8">includes</text:span>()</text:h>
      <text:p text:style-name="P5">ECMAScript 2016 introdu<text:span text:style-name="T8">jo</text:span> <text:span text:style-name="Source_20_Text"><text:span text:style-name="T2">Array.includes()</text:span></text:span>a l<text:span text:style-name="T8">os</text:span> arrays. Esto nos permite verificar si un elemento está presente en un array (incluido NaN, a diferencia de indexOf).</text:p>
      <text:h text:style-name="P8" text:outline-level="3">Ejemplo</text:h>
      <text:p text:style-name="P17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<text:line-break/>fruits.includes(<text:span text:style-name="T4">"Mango"</text:span>); <text:span text:style-name="T7">// is true</text:span></text:p>
      <text:p text:style-name="P9"><text:s/></text:p>
      <text:h text:style-name="P3" text:outline-level="3">Sintaxis</text:h>
      <text:p text:style-name="P5"><text:span text:style-name="T6">array.includes(</text:span><text:span text:style-name="Emphasis"><text:span text:style-name="T9">item-de-búsqueda</text:span></text:span><text:span text:style-name="T6">)</text:span></text:p>
      <text:p text:style-name="P9">Array.includes() permite comprobar los valores de NaN. A diferencia de Array.indexOf().</text:p>
      <text:h text:style-name="P2" text:outline-level="2">Soporte del navegador</text:h>
      <text:p text:style-name="P5"><text:span text:style-name="Source_20_Text"><text:span text:style-name="T12">i</text:span></text:span><text:span text:style-name="Source_20_Text"><text:span text:style-name="T2">ncludes() </text:span></text:span>es una característica <text:a xlink:type="simple" xlink:href="https://www.w3schools.com/js/js_2016.asp" text:style-name="Internet_20_link" text:visited-style-name="Visited_20_Internet_20_Link"><text:span text:style-name="T1">de ECMAScript 2016</text:span></text:a> .</text:p>
      <text:p text:style-name="P5">ES 2016 es totalmente compatible con todos los navegadores modernos desde marzo de 2017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  <table:table-cell table:style-name="Tabla4.A1" office:value-type="string">
            <text:p text:style-name="P16"/>
          </table:table-cell>
        </table:table-row>
        <table:table-row table:style-name="Tabla4.2">
          <table:table-cell table:style-name="Tabla4.A2" office:value-type="string">
            <text:p text:style-name="P14">Chrome 52</text:p>
          </table:table-cell>
          <table:table-cell table:style-name="Tabla4.B2" office:value-type="string">
            <text:p text:style-name="P14">Edge 15</text:p>
          </table:table-cell>
          <table:table-cell table:style-name="Tabla4.C2" office:value-type="string">
            <text:p text:style-name="P14">Firefox 52</text:p>
          </table:table-cell>
          <table:table-cell table:style-name="Tabla4.D2" office:value-type="string">
            <text:p text:style-name="P14">Safari 10.1</text:p>
          </table:table-cell>
          <table:table-cell table:style-name="Tabla4.E2" office:value-type="string">
            <text:p text:style-name="P14">Opera 39</text:p>
          </table:table-cell>
        </table:table-row>
        <table:table-row table:style-name="Tabla4.1">
          <table:table-cell table:style-name="Tabla4.A3" office:value-type="string">
            <text:p text:style-name="P14">Jul 2016</text:p>
          </table:table-cell>
          <table:table-cell table:style-name="Tabla4.B3" office:value-type="string">
            <text:p text:style-name="P14">Apr 2017</text:p>
          </table:table-cell>
          <table:table-cell table:style-name="Tabla4.C3" office:value-type="string">
            <text:p text:style-name="P14">Mar 2017</text:p>
          </table:table-cell>
          <table:table-cell table:style-name="Tabla4.D3" office:value-type="string">
            <text:p text:style-name="P14">May 2017</text:p>
          </table:table-cell>
          <table:table-cell table:style-name="Tabla4.E3" office:value-type="string">
            <text:p text:style-name="P13">Aug 2016</text:p>
          </table:table-cell>
        </table:table-row>
      </table:table>
      <text:p text:style-name="P5"><text:span text:style-name="Source_20_Text"><text:span text:style-name="T2">includes()</text:span></text:span>no es compatible con Internet Explorer.</text:p>
      <text:p text:style-name="Horizontal_20_Line"/>
      <text:h text:style-name="P2" text:outline-level="2"><text:span text:style-name="T8">find</text:span>()</text:h>
      <text:p text:style-name="P5">El  método <text:span text:style-name="Source_20_Text"><text:span text:style-name="T2">find() </text:span></text:span>devuelve el valor del primer elemento del array que pasa una función de prueba.</text:p>
      <text:p text:style-name="P5">Este ejemplo encuentra (devuelve el valor de) el primer elemento mayor que 18:</text:p>
      <text:h text:style-name="P8" text:outline-level="3">Ejemplo</text:h>
      <text:p text:style-name="P17"><text:span text:style-name="T3">const</text:span> numbers = [<text:span text:style-name="T5">4</text:span>, <text:span text:style-name="T5">9</text:span>, <text:span text:style-name="T5">16</text:span>, <text:span text:style-name="T5">25</text:span>, <text:span text:style-name="T5">29</text:span>];<text:line-break/><text:span text:style-name="T3">let</text:span> first = numbers.find(myFunction);<text:line-break/><text:line-break/><text:span text:style-name="T3">function</text:span> myFunction(value, index, array) {<text:line-break/>  <text:span text:style-name="T3">return</text:span> value &gt; <text:span text:style-name="T5">18</text:span>;<text:line-break/>}</text:p>
      <text:p text:style-name="P5"><text:soft-page-break/><text:span text:style-name="T2"><text:s/></text:span></text:p>
      <text:p text:style-name="P5">Tenga en cuenta que la función toma 3 argumentos:</text:p>
      <text:list text:style-name="L1">
        <text:list-item>
          <text:p text:style-name="P19">El valor del <text:span text:style-name="T8">item</text:span></text:p>
        </text:list-item>
        <text:list-item>
          <text:p text:style-name="P19">El índice de<text:span text:style-name="T8">l item</text:span></text:p>
        </text:list-item>
        <text:list-item>
          <text:p text:style-name="P20">el array en sí</text:p>
        </text:list-item>
      </text:list>
      <text:h text:style-name="P2" text:outline-level="2">Soporte del navegador</text:h>
      <text:p text:style-name="P5"><text:span text:style-name="Source_20_Text"><text:span text:style-name="T12">f</text:span></text:span><text:span text:style-name="Source_20_Text"><text:span text:style-name="T2">ind() </text:span></text:span>es una <text:a xlink:type="simple" xlink:href="https://www.w3schools.com/js/js_es6.asp" text:style-name="Internet_20_link" text:visited-style-name="Visited_20_Internet_20_Link"><text:span text:style-name="T1">característica de ES6</text:span></text:a> (JavaScript 2015).</text:p>
      <text:p text:style-name="P5">ES6 es totalmente compatible con todos los navegadores modernos desde junio de 2017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</table:table-row>
        <table:table-row table:style-name="Tabla5.2">
          <table:table-cell table:style-name="Tabla5.A2" office:value-type="string">
            <text:p text:style-name="P14">Chrome 51</text:p>
          </table:table-cell>
          <table:table-cell table:style-name="Tabla5.B2" office:value-type="string">
            <text:p text:style-name="P14">Edge 15</text:p>
          </table:table-cell>
          <table:table-cell table:style-name="Tabla5.C2" office:value-type="string">
            <text:p text:style-name="P14">Firefox 54</text:p>
          </table:table-cell>
          <table:table-cell table:style-name="Tabla5.D2" office:value-type="string">
            <text:p text:style-name="P14">Safari 10</text:p>
          </table:table-cell>
          <table:table-cell table:style-name="Tabla5.E2" office:value-type="string">
            <text:p text:style-name="P14">Opera 38</text:p>
          </table:table-cell>
        </table:table-row>
        <table:table-row table:style-name="Tabla5.1">
          <table:table-cell table:style-name="Tabla5.A3" office:value-type="string">
            <text:p text:style-name="P14">May 2016</text:p>
          </table:table-cell>
          <table:table-cell table:style-name="Tabla5.B3" office:value-type="string">
            <text:p text:style-name="P14">Apr 2017</text:p>
          </table:table-cell>
          <table:table-cell table:style-name="Tabla5.C3" office:value-type="string">
            <text:p text:style-name="P14">Jun 2017</text:p>
          </table:table-cell>
          <table:table-cell table:style-name="Tabla5.D3" office:value-type="string">
            <text:p text:style-name="P14">Sep 2016</text:p>
          </table:table-cell>
          <table:table-cell table:style-name="Tabla5.E3" office:value-type="string">
            <text:p text:style-name="P13">Jun 2016</text:p>
          </table:table-cell>
        </table:table-row>
      </table:table>
      <text:p text:style-name="P5"><text:span text:style-name="Source_20_Text"><text:span text:style-name="T10">f</text:span></text:span><text:span text:style-name="Source_20_Text"><text:span text:style-name="T2">ind() </text:span></text:span>no es compatible con Internet Explorer.</text:p>
      <text:p text:style-name="Horizontal_20_Line"/>
      <text:h text:style-name="P2" text:outline-level="2"><text:s/>findIndex()</text:h>
      <text:p text:style-name="P5">El método <text:span text:style-name="Source_20_Text"><text:span text:style-name="T2">findIndex() </text:span></text:span>devuelve el índice del primer elemento del array que pasa una función de prueba.</text:p>
      <text:p text:style-name="P5">Este ejemplo encuentra el índice del primer elemento mayor que 18:</text:p>
      <text:h text:style-name="P8" text:outline-level="3">Ejemplo</text:h>
      <text:p text:style-name="P17"><text:span text:style-name="T3">const</text:span> numbers = [<text:span text:style-name="T5">4</text:span>, <text:span text:style-name="T5">9</text:span>, <text:span text:style-name="T5">16</text:span>, <text:span text:style-name="T5">25</text:span>, <text:span text:style-name="T5">29</text:span>];<text:line-break/><text:span text:style-name="T3">let</text:span> first = numbers.findIndex(myFunction);<text:line-break/><text:line-break/><text:span text:style-name="T3">function</text:span> myFunction(value, index, array) {<text:line-break/>  <text:span text:style-name="T3">return</text:span> value &gt; <text:span text:style-name="T5">18</text:span>;<text:line-break/>}</text:p>
      <text:p text:style-name="P9"><text:s/></text:p>
      <text:p text:style-name="P5">Tenga en cuenta que la función toma 3 argumentos:</text:p>
      <text:list text:style-name="L2">
        <text:list-item>
          <text:p text:style-name="P21">El valor del <text:span text:style-name="T8">item</text:span></text:p>
        </text:list-item>
        <text:list-item>
          <text:p text:style-name="P21">El índice de<text:span text:style-name="T8">l item</text:span></text:p>
        </text:list-item>
        <text:list-item>
          <text:p text:style-name="P22">el array en sí</text:p>
        </text:list-item>
      </text:list>
      <text:h text:style-name="P2" text:outline-level="2">Soporte del navegador</text:h>
      <text:p text:style-name="P5"><text:span text:style-name="Source_20_Text"><text:span text:style-name="T2">FindIndex() </text:span></text:span>es una <text:a xlink:type="simple" xlink:href="https://www.w3schools.com/js/js_es6.asp" text:style-name="Internet_20_link" text:visited-style-name="Visited_20_Internet_20_Link"><text:span text:style-name="T1">característica de ES6</text:span></text:a> (JavaScript 2015).</text:p>
      <text:p text:style-name="P5">ES6 es totalmente compatible con todos los navegadores modernos desde junio de 2017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6"/>
          </table:table-cell>
        </table:table-row>
        <text:soft-page-break/>
        <table:table-row table:style-name="Tabla6.2">
          <table:table-cell table:style-name="Tabla6.A2" office:value-type="string">
            <text:p text:style-name="P14">Chrome 51</text:p>
          </table:table-cell>
          <table:table-cell table:style-name="Tabla6.B2" office:value-type="string">
            <text:p text:style-name="P14">Edge 15</text:p>
          </table:table-cell>
          <table:table-cell table:style-name="Tabla6.C2" office:value-type="string">
            <text:p text:style-name="P14">Firefox 54</text:p>
          </table:table-cell>
          <table:table-cell table:style-name="Tabla6.D2" office:value-type="string">
            <text:p text:style-name="P14">Safari 10</text:p>
          </table:table-cell>
          <table:table-cell table:style-name="Tabla6.E2" office:value-type="string">
            <text:p text:style-name="P14">Opera 38</text:p>
          </table:table-cell>
        </table:table-row>
        <table:table-row table:style-name="Tabla6.1">
          <table:table-cell table:style-name="Tabla6.A3" office:value-type="string">
            <text:p text:style-name="P14">May 2016</text:p>
          </table:table-cell>
          <table:table-cell table:style-name="Tabla6.B3" office:value-type="string">
            <text:p text:style-name="P14">Apr 2017</text:p>
          </table:table-cell>
          <table:table-cell table:style-name="Tabla6.C3" office:value-type="string">
            <text:p text:style-name="P14">Jun 2017</text:p>
          </table:table-cell>
          <table:table-cell table:style-name="Tabla6.D3" office:value-type="string">
            <text:p text:style-name="P14">Sep 2016</text:p>
          </table:table-cell>
          <table:table-cell table:style-name="Tabla6.E3" office:value-type="string">
            <text:p text:style-name="P13">Jun 2016</text:p>
          </table:table-cell>
        </table:table-row>
      </table:table>
      <text:p text:style-name="P5"><text:span text:style-name="Source_20_Text"><text:span text:style-name="T10">f</text:span></text:span><text:span text:style-name="Source_20_Text"><text:span text:style-name="T2">indIndex() </text:span></text:span>no es compatible con Internet Explorer.</text:p>
      <text:p text:style-name="Horizontal_20_Line"/>
      <text:h text:style-name="P6" text:outline-level="2">findLast()</text:h>
      <text:p text:style-name="P7">ES2023 agregó el método findLast() que comenzará desde el final de un array y devolverá el valor del primer elemento que satisface una condición.</text:p>
      <text:h text:style-name="P8" text:outline-level="3">Ejemplo</text:h>
      <text:p text:style-name="P17"><text:span text:style-name="T3">const</text:span> temp = [<text:span text:style-name="T5">27</text:span>, <text:span text:style-name="T5">28</text:span>, <text:span text:style-name="T5">30</text:span>, <text:span text:style-name="T5">40</text:span>, <text:span text:style-name="T5">42</text:span>, <text:span text:style-name="T5">35</text:span>, <text:span text:style-name="T5">30</text:span>];<text:line-break/><text:span text:style-name="T3">let</text:span> high = temp.findLast(x =&gt; x &gt; <text:span text:style-name="T5">40</text:span>);</text:p>
      <text:p text:style-name="P5"><text:a xlink:type="simple" xlink:href="https://www.w3schools.com/js/tryit.asp?filename=tryjs_array_findLast" office:target-frame-name="_blank" xlink:show="new" text:style-name="Internet_20_link" text:visited-style-name="Visited_20_Internet_20_Link"><text:span text:style-name="T2"/></text:a></text:p>
      <text:h text:style-name="P2" text:outline-level="2">Soporte del navegador</text:h>
      <text:p text:style-name="P5"><text:span text:style-name="Source_20_Text"><text:span text:style-name="T10">f</text:span></text:span><text:span text:style-name="Source_20_Text"><text:span text:style-name="T2">indLast() </text:span></text:span>es una característica de ES2023.</text:p>
      <text:p text:style-name="P5">Es compatible con todos los navegadores modernos desde julio de 2023: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</table:table-row>
        <table:table-row table:style-name="Tabla7.2">
          <table:table-cell table:style-name="Tabla7.A2" office:value-type="string">
            <text:p text:style-name="P14">Chrome 110</text:p>
          </table:table-cell>
          <table:table-cell table:style-name="Tabla7.B2" office:value-type="string">
            <text:p text:style-name="P14">Edge 110</text:p>
          </table:table-cell>
          <table:table-cell table:style-name="Tabla7.C2" office:value-type="string">
            <text:p text:style-name="P14">Firefox 115</text:p>
          </table:table-cell>
          <table:table-cell table:style-name="Tabla7.D2" office:value-type="string">
            <text:p text:style-name="P14">Safari 16.4</text:p>
          </table:table-cell>
          <table:table-cell table:style-name="Tabla7.E2" office:value-type="string">
            <text:p text:style-name="P14">Opera 96</text:p>
          </table:table-cell>
        </table:table-row>
        <table:table-row table:style-name="Tabla7.1">
          <table:table-cell table:style-name="Tabla7.A3" office:value-type="string">
            <text:p text:style-name="P14">Feb 2023</text:p>
          </table:table-cell>
          <table:table-cell table:style-name="Tabla7.B3" office:value-type="string">
            <text:p text:style-name="P14">Feb 2023</text:p>
          </table:table-cell>
          <table:table-cell table:style-name="Tabla7.C3" office:value-type="string">
            <text:p text:style-name="P14">Jul 2023</text:p>
          </table:table-cell>
          <table:table-cell table:style-name="Tabla7.D3" office:value-type="string">
            <text:p text:style-name="P14">Mar 2023</text:p>
          </table:table-cell>
          <table:table-cell table:style-name="Tabla7.E3" office:value-type="string">
            <text:p text:style-name="P13">May 2023</text:p>
          </table:table-cell>
        </table:table-row>
      </table:table>
      <text:p text:style-name="Horizontal_20_Line"/>
      <text:h text:style-name="P2" text:outline-level="2"><text:s/>findLastIndex()</text:h>
      <text:p text:style-name="P5">El método findLastIndex() encuentra el índice del último elemento que satisface una condición.</text:p>
      <text:h text:style-name="P8" text:outline-level="3">Ejemplo</text:h>
      <text:p text:style-name="P17"><text:span text:style-name="T3">const</text:span> temp = [<text:span text:style-name="T5">27</text:span>, <text:span text:style-name="T5">28</text:span>, <text:span text:style-name="T5">30</text:span>, <text:span text:style-name="T5">40</text:span>, <text:span text:style-name="T5">42</text:span>, <text:span text:style-name="T5">35</text:span>, <text:span text:style-name="T5">30</text:span>];<text:line-break/><text:span text:style-name="T3">let</text:span> pos = temp.findLastIndex(x =&gt; x &gt; <text:span text:style-name="T5">40</text:span>);</text:p>
      <text:p text:style-name="P9"><text:s/></text:p>
      <text:h text:style-name="P2" text:outline-level="2">Soporte del navegador</text:h>
      <text:p text:style-name="P5"><text:span text:style-name="Source_20_Text"><text:span text:style-name="T10">f</text:span></text:span><text:span text:style-name="Source_20_Text"><text:span text:style-name="T2">indLastIndex() </text:span></text:span>es una característica de ES2023.</text:p>
      <text:p text:style-name="P5">Es compatible con todos los navegadores modernos desde julio de 2023: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16"/>
          </table:table-cell>
          <table:table-cell table:style-name="Tabla8.A1" office:value-type="string">
            <text:p text:style-name="P16"/>
          </table:table-cell>
          <table:table-cell table:style-name="Tabla8.A1" office:value-type="string">
            <text:p text:style-name="P16"/>
          </table:table-cell>
          <table:table-cell table:style-name="Tabla8.A1" office:value-type="string">
            <text:p text:style-name="P16"/>
          </table:table-cell>
          <table:table-cell table:style-name="Tabla8.A1" office:value-type="string">
            <text:p text:style-name="P16"/>
          </table:table-cell>
        </table:table-row>
        <table:table-row table:style-name="Tabla8.2">
          <table:table-cell table:style-name="Tabla8.A2" office:value-type="string">
            <text:p text:style-name="P14">Chrome 110</text:p>
          </table:table-cell>
          <table:table-cell table:style-name="Tabla8.B2" office:value-type="string">
            <text:p text:style-name="P14">Edge 110</text:p>
          </table:table-cell>
          <table:table-cell table:style-name="Tabla8.C2" office:value-type="string">
            <text:p text:style-name="P14">Firefox 115</text:p>
          </table:table-cell>
          <table:table-cell table:style-name="Tabla8.D2" office:value-type="string">
            <text:p text:style-name="P14">Safari 16.4</text:p>
          </table:table-cell>
          <table:table-cell table:style-name="Tabla8.E2" office:value-type="string">
            <text:p text:style-name="P14">Opera 96</text:p>
          </table:table-cell>
        </table:table-row>
        <text:soft-page-break/>
        <table:table-row table:style-name="Tabla8.1">
          <table:table-cell table:style-name="Tabla8.A3" office:value-type="string">
            <text:p text:style-name="P14">Feb 2023</text:p>
          </table:table-cell>
          <table:table-cell table:style-name="Tabla8.B3" office:value-type="string">
            <text:p text:style-name="P14">Feb 2023</text:p>
          </table:table-cell>
          <table:table-cell table:style-name="Tabla8.C3" office:value-type="string">
            <text:p text:style-name="P14">Jul 2023</text:p>
          </table:table-cell>
          <table:table-cell table:style-name="Tabla8.D3" office:value-type="string">
            <text:p text:style-name="P14">Mar 2023</text:p>
          </table:table-cell>
          <table:table-cell table:style-name="Tabla8.E3" office:value-type="string">
            <text:p text:style-name="P13">May 2023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7:26:50.300000000</meta:creation-date>
    <dc:date>2024-03-18T18:27:14.124000000</dc:date>
    <meta:editing-duration>PT20M52S</meta:editing-duration>
    <meta:editing-cycles>2</meta:editing-cycles>
    <meta:generator>LibreOffice/7.6.0.3$Windows_X86_64 LibreOffice_project/69edd8b8ebc41d00b4de3915dc82f8f0fc3b6265</meta:generator>
    <meta:document-statistic meta:table-count="7" meta:image-count="0" meta:object-count="0" meta:page-count="5" meta:paragraph-count="134" meta:word-count="695" meta:character-count="4262" meta:non-whitespace-character-count="3680"/>
  </office:meta>
</office:document-meta>
</file>